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icrosoft Sans Serif" fo:font-weight="normal" style:font-weight-asian="normal" style:font-weight-complex="normal"/>
    </style:style>
    <style:style style:name="P2" style:family="paragraph" style:parent-style-name="Standard">
      <style:text-properties style:font-name="Microsoft Sans Serif"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Microsoft Sans Serif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Microsoft Sans Serif" fo:font-weight="normal" style:font-weight-asian="normal" style:font-weight-complex="normal"/>
    </style:style>
    <style:style style:name="P5" style:family="paragraph" style:parent-style-name="Standard" style:list-style-name="L1">
      <style:text-properties style:font-name="Microsoft Sans Serif" fo:font-weight="normal" style:font-weight-asian="normal" style:font-weight-complex="normal"/>
    </style:style>
    <style:style style:name="P6" style:family="paragraph" style:parent-style-name="Standard" style:list-style-name="L2">
      <style:text-properties style:font-name="Microsoft Sans Serif" fo:font-weight="normal" style:font-weight-asian="normal" style:font-weight-complex="normal"/>
    </style:style>
    <style:style style:name="P7" style:family="paragraph" style:parent-style-name="Standard" style:list-style-name="L2">
      <style:text-properties style:font-name="Microsoft Sans Serif" fo:font-weight="normal" officeooo:paragraph-rsid="00008b6e" style:font-weight-asian="normal" style:font-weight-complex="normal"/>
    </style:style>
    <style:style style:name="P8" style:family="paragraph" style:parent-style-name="Standard" style:list-style-name="L6">
      <style:text-properties style:font-name="Microsoft Sans Serif" fo:font-weight="normal" style:font-weight-asian="normal" style:font-weight-complex="normal"/>
    </style:style>
    <style:style style:name="P9" style:family="paragraph" style:parent-style-name="Standard" style:list-style-name="L6">
      <style:text-properties style:font-name="Microsoft Sans Serif" fo:font-weight="normal" officeooo:paragraph-rsid="000169c4" style:font-weight-asian="normal" style:font-weight-complex="normal"/>
    </style:style>
    <style:style style:name="P10" style:family="paragraph" style:parent-style-name="Standard" style:list-style-name="L7">
      <style:text-properties style:font-name="Microsoft Sans Serif" fo:font-weight="normal" officeooo:paragraph-rsid="00008b6e" style:font-weight-asian="normal" style:font-weight-complex="normal"/>
    </style:style>
    <style:style style:name="P11" style:family="paragraph" style:parent-style-name="Standard" style:list-style-name="L8">
      <style:text-properties style:font-name="Microsoft Sans Serif" fo:font-weight="normal" officeooo:paragraph-rsid="00008b6e" style:font-weight-asian="normal" style:font-weight-complex="normal"/>
    </style:style>
    <style:style style:name="P12" style:family="paragraph" style:parent-style-name="Standard">
      <style:text-properties style:font-name="Microsoft Sans Serif" fo:font-weight="normal" officeooo:paragraph-rsid="00008b6e" style:font-weight-asian="normal" style:font-weight-complex="normal"/>
    </style:style>
    <style:style style:name="P13" style:family="paragraph" style:parent-style-name="Standard" style:list-style-name="L9">
      <style:text-properties style:font-name="Microsoft Sans Serif" fo:font-weight="normal" officeooo:paragraph-rsid="00008b6e" style:font-weight-asian="normal" style:font-weight-complex="normal"/>
    </style:style>
    <style:style style:name="P14" style:family="paragraph" style:parent-style-name="Standard">
      <style:text-properties style:font-name="Microsoft Sans Serif" fo:font-weight="normal" officeooo:paragraph-rsid="000169c4" style:font-weight-asian="normal" style:font-weight-complex="normal"/>
    </style:style>
    <style:style style:name="P15" style:family="paragraph" style:parent-style-name="Standard" style:list-style-name="L10">
      <style:text-properties style:font-name="Microsoft Sans Serif" fo:font-weight="normal" officeooo:paragraph-rsid="000169c4" style:font-weight-asian="normal" style:font-weight-complex="normal"/>
    </style:style>
    <style:style style:name="P16" style:family="paragraph" style:parent-style-name="Standard">
      <style:text-properties style:font-name="Microsoft Sans Serif" fo:font-style="italic" fo:font-weight="normal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style:font-name="Microsoft Sans Serif" fo:font-style="italic" fo:font-weight="normal" officeooo:paragraph-rsid="00027af2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69c4" style:font-weight-asian="bold" style:font-weight-complex="bold"/>
    </style:style>
    <style:style style:name="T3" style:family="text">
      <style:text-properties fo:font-weight="bold" officeooo:rsid="00027af2" style:font-weight-asian="bold" style:font-weight-complex="bold"/>
    </style:style>
    <style:style style:name="T4" style:family="text">
      <style:text-properties officeooo:rsid="00008b6e"/>
    </style:style>
    <style:style style:name="T5" style:family="text">
      <style:text-properties officeooo:rsid="000169c4"/>
    </style:style>
    <style:style style:name="T6" style:family="text">
      <style:text-properties officeooo:rsid="00027a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Communication Protocol between Server and a Client</text:p>
      <text:p text:style-name="P1"/>
      <text:p text:style-name="P1">A client can send multiple commands to the server. Each command begins by transmitting a serialized instance of a Requests object. According to the value of the instance, further steps differ.</text:p>
      <text:p text:style-name="P1"/>
      <text:p text:style-name="P1">Next steps in the case of value „<text:span text:style-name="T1">GET_LIST</text:span>“:</text:p>
      <text:list xml:id="list38694021" text:style-name="L1">
        <text:list-item>
          <text:p text:style-name="P5"><text:span text:style-name="T4">S</text:span>erver sends the valid instance of „Database“ to the client.</text:p>
        </text:list-item>
      </text:list>
      <text:p text:style-name="P1">Next steps in the case of value „<text:span text:style-name="T1">CREAT_FILE</text:span>“:</text:p>
      <text:list xml:id="list39179981" text:style-name="L7">
        <text:list-item>
          <text:p text:style-name="P10"><text:span text:style-name="T4">Client sends the size of the file in bytes (as a long).</text:span></text:p>
        </text:list-item>
      </text:list>
      <text:list xml:id="list38698987" text:style-name="L2">
        <text:list-item>
          <text:p text:style-name="P6"><text:span text:style-name="T4">C</text:span>lient sends the <text:span text:style-name="T4">target path (</text:span>as a String<text:span text:style-name="T4">[] , each item on path represented as a single String in the array).</text:span></text:p>
        </text:list-item>
        <text:list-item>
          <text:p text:style-name="P7"><text:span text:style-name="T4">If there is enough space, the server sends a boolean „true“ indicating the file has been created. Otherwise, boolean „false“ is sent to the client.</text:span></text:p>
        </text:list-item>
      </text:list>
      <text:p text:style-name="P1">Next steps in the case of value „<text:span text:style-name="T1">CREAT_VERS</text:span>“:</text:p>
      <text:list xml:id="list39258866" text:style-name="L8">
        <text:list-item>
          <text:p text:style-name="P11"><text:span text:style-name="T4">Client sends the size of the version in bytes (as a long).</text:span></text:p>
        </text:list-item>
        <text:list-item>
          <text:p text:style-name="P11"><text:span text:style-name="T4">Server sends boolean „true“ if there is enough space, otherwise it sends boolean „false“ and the communication is over.</text:span></text:p>
        </text:list-item>
        <text:list-item>
          <text:p text:style-name="P11"><text:span text:style-name="T4">Client sends the target path (as a String[] , each item on path represented as a single String in the array).</text:span></text:p>
        </text:list-item>
        <text:list-item>
          <text:p text:style-name="P11"><text:span text:style-name="T4">Client sends the block size in bytes (as an int).</text:span></text:p>
        </text:list-item>
        <text:list-item>
          <text:p text:style-name="P11"><text:span text:style-name="T4">A loop begins, with the client sending either</text:span></text:p>
          <text:list>
            <text:list-item>
              <text:p text:style-name="P11"><text:span text:style-name="T4">String „raw_data“ followed by a Byte array containing new data</text:span></text:p>
            </text:list-item>
          </text:list>
        </text:list-item>
      </text:list>
      <text:p text:style-name="P12"><text:span text:style-name="T4"><text:tab/>or</text:span></text:p>
      <text:list xml:id="list39310665" text:style-name="L9">
        <text:list-item>
          <text:list>
            <text:list-item>
              <text:p text:style-name="P13"><text:span text:style-name="T4">String containing the primary hash of an already present block, followed by</text:span></text:p>
              <text:list>
                <text:list-item>
                  <text:p text:style-name="P13"><text:span text:style-name="T4">String containing it's secondary hash</text:span></text:p>
                </text:list-item>
                <text:list-item>
                  <text:p text:style-name="P13"><text:span text:style-name="T4">Integer representing the number of valid bytes in the block</text:span></text:p>
                </text:list-item>
              </text:list>
            </text:list-item>
          </text:list>
        </text:list-item>
        <text:list-item>
          <text:p text:style-name="P13"><text:span text:style-name="T4">Client sends the String „end“, which marks the end of communication.</text:span></text:p>
        </text:list-item>
      </text:list>
      <text:p text:style-name="P12"/>
      <text:p text:style-name="P1">Next steps in the case of value „<text:span text:style-name="T1">GET_FILE</text:span>“:</text:p>
      <text:list xml:id="list38704097" text:style-name="L6">
        <text:list-item>
          <text:p text:style-name="P9"><text:span text:style-name="T4">Client sends the </text:span><text:span text:style-name="T5">source</text:span><text:span text:style-name="T4"> path </text:span><text:span text:style-name="T5">on the server </text:span><text:span text:style-name="T4">(as a String[] , each item on path represented as a single String in the array).</text:span></text:p>
        </text:list-item>
        <text:list-item>
          <text:p text:style-name="P8"><text:span text:style-name="T5">C</text:span>lient sends <text:span text:style-name="T5">the version number (as in int).</text:span></text:p>
        </text:list-item>
        <text:list-item>
          <text:p text:style-name="P9"><text:span text:style-name="T5">Server sends a Byte array consisting of the contents of the desired file.</text:span></text:p>
        </text:list-item>
      </text:list>
      <text:p text:style-name="P1"/>
      <text:p text:style-name="P1">Next steps in the case of value „<text:span text:style-name="T1">END</text:span>“: none</text:p>
      <text:p text:style-name="P1"/>
      <text:p text:style-name="P14"><text:span text:style-name="T5">Next steps in the case of value „</text:span><text:span text:style-name="T2">CREAT_DIR</text:span><text:span text:style-name="T5">“:</text:span></text:p>
      <text:list xml:id="list39416909" text:style-name="L10">
        <text:list-item>
          <text:p text:style-name="P15"><text:span text:style-name="T4">Client sends the </text:span><text:span text:style-name="T5">total </text:span><text:span text:style-name="T4">size of the </text:span><text:span text:style-name="T5">contents of the directory</text:span><text:span text:style-name="T4"> in bytes (as a long).</text:span></text:p>
        </text:list-item>
        <text:list-item>
          <text:p text:style-name="P15"><text:span text:style-name="T4">C</text:span><text:span text:style-name="T5">lient sends the </text:span><text:span text:style-name="T4">target path (</text:span><text:span text:style-name="T5">as a String</text:span><text:span text:style-name="T4">[] , each item on path represented as a single String in the array).</text:span></text:p>
        </text:list-item>
        <text:list-item>
          <text:p text:style-name="P15"><text:span text:style-name="T5">Server sends boolean „true“ if the directory has been created (ie. there is enough space), otherwise it sneds boolean „false“.</text:span></text:p>
        </text:list-item>
      </text:list>
      <text:p text:style-name="P1"/>
      <text:p text:style-name="P2">(more values to be added in the future)</text:p>
      <text:p text:style-name="P1"/>
      <text:p text:style-name="P2"/>
      <text:p text:style-name="P17"><text:span text:style-name="T3">Note:</text:span><text:span text:style-name="T6"> when a „serialized“ Java object is mentioned, for details consult the attached document containing the exact specification of the format us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22:21:20.39</meta:creation-date>
    <dc:date>2013-01-03T19:32:40.43</dc:date>
    <meta:editing-duration>PT37M35S</meta:editing-duration>
    <meta:editing-cycles>7</meta:editing-cycles>
    <meta:generator>LibreOffice/3.6$Windows_x86 LibreOffice_project/a9a0717-273e462-768e6e3-978247f-65e65f</meta:generator>
    <meta:document-statistic meta:table-count="0" meta:image-count="0" meta:object-count="0" meta:page-count="1" meta:paragraph-count="31" meta:word-count="427" meta:character-count="2328" meta:non-whitespace-character-count="1951"/>
  </office:meta>
</office:document-meta>
</file>